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220000031693EE497BDCE06D2E.jpg" manifest:media-type="image/jpeg"/>
  <manifest:file-entry manifest:full-path="Pictures/100000000000035E0000029466D71C1DD0043000.jpg" manifest:media-type="image/jpeg"/>
  <manifest:file-entry manifest:full-path="Pictures/100000000000047000000400581D27419C5B006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standard">
      <style:graphic-properties draw:stroke="none" svg:stroke-color="#000000" draw:fill="none" draw:fill-color="#ffffff" fo:min-height="2.024cm"/>
    </style:style>
    <style:style style:name="gr4" style:family="graphic" style:parent-style-name="standard">
      <style:graphic-properties draw:stroke="none" svg:stroke-color="#000000" draw:fill="none" draw:fill-color="#ffffff" fo:min-height="0.387cm"/>
    </style:style>
    <style:style style:name="gr5" style:family="graphic" style:parent-style-name="standard">
      <style:graphic-properties draw:stroke="none" svg:stroke-color="#000000" draw:fill="none" draw:fill-color="#ffffff" fo:min-height="1.025cm"/>
    </style:style>
    <style:style style:name="gr6" style:family="graphic" style:parent-style-name="standard">
      <style:graphic-properties draw:stroke="none" svg:stroke-color="#000000" draw:fill="none" draw:fill-color="#ffffff" fo:min-height="2.133cm"/>
    </style:style>
    <style:style style:name="gr7" style:family="graphic" style:parent-style-name="standard">
      <style:graphic-properties draw:stroke="none" svg:stroke-color="#000000" draw:fill="none" draw:fill-color="#ffffff" fo:min-height="0.418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2.109cm"/>
    </style:style>
    <style:style style:name="gr10" style:family="graphic" style:parent-style-name="standard">
      <style:graphic-properties draw:stroke="none" svg:stroke-color="#000000" draw:fill="none" draw:fill-color="#ffffff" fo:min-height="0.411cm"/>
    </style:style>
    <style:style style:name="gr11" style:family="graphic" style:parent-style-name="standard">
      <style:graphic-properties draw:stroke="none" svg:stroke-color="#000000" draw:fill="none" draw:fill-color="#ffffff" fo:min-height="0.58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66pt" style:font-size-asian="66pt" style:font-size-complex="66pt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.755cm" svg:height="1.582cm" svg:x="3.545cm" svg:y="4.475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19cm" svg:y="3.519cm">
                <draw:text-box>
                  <text:p text:style-name="P2">type</text:p>
                </draw:text-box>
              </draw:frame>
              <draw:frame draw:style-name="gr3" draw:text-style-name="P5" draw:layer="layout" svg:width="1.434cm" svg:height="2.855cm" svg:x="1.795cm" svg:y="3.2cm">
                <draw:text-box>
                  <text:p text:style-name="P4">A</text:p>
                </draw:text-box>
              </draw:frame>
            </draw:g>
            <draw:frame draw:style-name="gr4" draw:text-style-name="P7" draw:layer="layout" svg:width="3.186cm" svg:height="0.637cm" svg:x="0.8cm" svg:y="5.431cm">
              <draw:text-box>
                <text:p text:style-name="P6">chocolate orange</text:p>
              </draw:text-box>
            </draw:frame>
          </draw:g>
          <draw:g>
            <draw:g>
              <draw:frame draw:style-name="gr1" draw:text-style-name="P1" draw:layer="layout" svg:width="1.755cm" svg:height="1.582cm" svg:x="8.645cm" svg:y="4.407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5.919cm" svg:y="3.451cm">
                <draw:text-box>
                  <text:p text:style-name="P2">type</text:p>
                </draw:text-box>
              </draw:frame>
              <draw:frame draw:style-name="gr3" draw:text-style-name="P5" draw:layer="layout" svg:width="1.434cm" svg:height="2.855cm" svg:x="6.895cm" svg:y="3.132cm">
                <draw:text-box>
                  <text:p text:style-name="P4">A</text:p>
                </draw:text-box>
              </draw:frame>
            </draw:g>
            <draw:frame draw:style-name="gr4" draw:text-style-name="P7" draw:layer="layout" svg:width="3.186cm" svg:height="0.637cm" svg:x="5.9cm" svg:y="5.363cm">
              <draw:text-box>
                <text:p text:style-name="P6">chocolate orange</text:p>
              </draw:text-box>
            </draw:frame>
          </draw:g>
          <draw:g>
            <draw:g>
              <draw:frame draw:style-name="gr1" draw:text-style-name="P1" draw:layer="layout" svg:width="1.755cm" svg:height="1.582cm" svg:x="3.545cm" svg:y="4.475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19cm" svg:y="3.519cm">
                <draw:text-box>
                  <text:p text:style-name="P2">type</text:p>
                </draw:text-box>
              </draw:frame>
              <draw:frame draw:style-name="gr3" draw:text-style-name="P5" draw:layer="layout" svg:width="1.434cm" svg:height="2.855cm" svg:x="1.795cm" svg:y="3.2cm">
                <draw:text-box>
                  <text:p text:style-name="P4">A</text:p>
                </draw:text-box>
              </draw:frame>
            </draw:g>
            <draw:frame draw:style-name="gr4" draw:text-style-name="P7" draw:layer="layout" svg:width="3.186cm" svg:height="0.637cm" svg:x="0.8cm" svg:y="5.431cm">
              <draw:text-box>
                <text:p text:style-name="P6">chocolate orange</text:p>
              </draw:text-box>
            </draw:frame>
          </draw:g>
          <draw:g>
            <draw:g>
              <draw:frame draw:style-name="gr1" draw:text-style-name="P1" draw:layer="layout" svg:width="1.755cm" svg:height="1.582cm" svg:x="13.145cm" svg:y="4.407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10.419cm" svg:y="3.451cm">
                <draw:text-box>
                  <text:p text:style-name="P2">type</text:p>
                </draw:text-box>
              </draw:frame>
              <draw:frame draw:style-name="gr3" draw:text-style-name="P5" draw:layer="layout" svg:width="1.434cm" svg:height="2.855cm" svg:x="11.395cm" svg:y="3.132cm">
                <draw:text-box>
                  <text:p text:style-name="P4">A</text:p>
                </draw:text-box>
              </draw:frame>
            </draw:g>
            <draw:frame draw:style-name="gr4" draw:text-style-name="P7" draw:layer="layout" svg:width="3.186cm" svg:height="0.637cm" svg:x="10.4cm" svg:y="5.363cm">
              <draw:text-box>
                <text:p text:style-name="P6">chocolate orange</text:p>
              </draw:text-box>
            </draw:frame>
          </draw:g>
          <draw:g>
            <draw:frame draw:style-name="gr1" draw:text-style-name="P1" draw:layer="layout" svg:width="1.755cm" svg:height="1.582cm" svg:x="18.245cm" svg:y="4.339cm">
              <draw:image xlink:href="Pictures/100000000000047000000400581D27419C5B0064.jpg" xlink:type="simple" xlink:show="embed" xlink:actuate="onLoad">
                <text:p/>
              </draw:image>
            </draw:frame>
            <draw:frame draw:style-name="gr2" draw:text-style-name="P3" draw:layer="layout" svg:width="1.681cm" svg:height="1.361cm" svg:x="15.519cm" svg:y="3.383cm">
              <draw:text-box>
                <text:p text:style-name="P2">type</text:p>
              </draw:text-box>
            </draw:frame>
            <draw:frame draw:style-name="gr3" draw:text-style-name="P5" draw:layer="layout" svg:width="1.434cm" svg:height="2.855cm" svg:x="16.495cm" svg:y="3.064cm">
              <draw:text-box>
                <text:p text:style-name="P4">A</text:p>
              </draw:text-box>
            </draw:frame>
          </draw:g>
          <draw:frame draw:style-name="gr4" draw:text-style-name="P7" draw:layer="layout" svg:width="3.186cm" svg:height="0.637cm" svg:x="15.5cm" svg:y="5.295cm">
            <draw:text-box>
              <text:p text:style-name="P6">chocolate orange</text:p>
            </draw:text-box>
          </draw:frame>
        </draw:g>
        <draw:g>
          <draw:g>
            <draw:frame draw:style-name="gr1" draw:text-style-name="P1" draw:layer="layout" svg:width="1.792cm" svg:height="1.372cm" svg:x="3.508cm" svg:y="2.003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5" draw:text-style-name="P9" draw:layer="layout" svg:width="1.419cm" svg:height="1.275cm" svg:x="0.753cm" svg:y="0.834cm">
              <draw:text-box>
                <text:p text:style-name="P8">type</text:p>
              </draw:text-box>
            </draw:frame>
            <draw:frame draw:style-name="gr6" draw:text-style-name="P5" draw:layer="layout" svg:width="1.503cm" svg:height="2.855cm" svg:x="1.671cm" svg:y="0.5cm">
              <draw:text-box>
                <text:p text:style-name="P4">B</text:p>
              </draw:text-box>
            </draw:frame>
            <draw:frame draw:style-name="gr7" draw:text-style-name="P7" draw:layer="layout" svg:width="3.339cm" svg:height="0.668cm" svg:x="0.753cm" svg:y="2.837cm">
              <draw:text-box>
                <text:p text:style-name="P6">lemon &amp; raspberry</text:p>
              </draw:text-box>
            </draw:frame>
          </draw:g>
          <draw:g>
            <draw:frame draw:style-name="gr1" draw:text-style-name="P1" draw:layer="layout" svg:width="1.792cm" svg:height="1.372cm" svg:x="8.655cm" svg:y="1.998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5" draw:text-style-name="P9" draw:layer="layout" svg:width="1.419cm" svg:height="1.275cm" svg:x="5.9cm" svg:y="0.829cm">
              <draw:text-box>
                <text:p text:style-name="P8">type</text:p>
              </draw:text-box>
            </draw:frame>
            <draw:frame draw:style-name="gr6" draw:text-style-name="P5" draw:layer="layout" svg:width="1.503cm" svg:height="2.855cm" svg:x="6.818cm" svg:y="0.495cm">
              <draw:text-box>
                <text:p text:style-name="P4">B</text:p>
              </draw:text-box>
            </draw:frame>
            <draw:frame draw:style-name="gr7" draw:text-style-name="P7" draw:layer="layout" svg:width="3.339cm" svg:height="0.668cm" svg:x="5.9cm" svg:y="2.832cm">
              <draw:text-box>
                <text:p text:style-name="P6">lemon &amp; raspberry</text:p>
              </draw:text-box>
            </draw:frame>
          </draw:g>
          <draw:g>
            <draw:frame draw:style-name="gr1" draw:text-style-name="P1" draw:layer="layout" svg:width="1.792cm" svg:height="1.372cm" svg:x="13.155cm" svg:y="1.998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5" draw:text-style-name="P9" draw:layer="layout" svg:width="1.419cm" svg:height="1.275cm" svg:x="10.4cm" svg:y="0.829cm">
              <draw:text-box>
                <text:p text:style-name="P8">type</text:p>
              </draw:text-box>
            </draw:frame>
            <draw:frame draw:style-name="gr6" draw:text-style-name="P5" draw:layer="layout" svg:width="1.503cm" svg:height="2.855cm" svg:x="11.318cm" svg:y="0.495cm">
              <draw:text-box>
                <text:p text:style-name="P4">B</text:p>
              </draw:text-box>
            </draw:frame>
            <draw:frame draw:style-name="gr7" draw:text-style-name="P7" draw:layer="layout" svg:width="3.339cm" svg:height="0.668cm" svg:x="10.4cm" svg:y="2.832cm">
              <draw:text-box>
                <text:p text:style-name="P6">lemon &amp; raspberry</text:p>
              </draw:text-box>
            </draw:frame>
          </draw:g>
          <draw:g>
            <draw:frame draw:style-name="gr1" draw:text-style-name="P1" draw:layer="layout" svg:width="1.792cm" svg:height="1.372cm" svg:x="18.302cm" svg:y="1.993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5" draw:text-style-name="P9" draw:layer="layout" svg:width="1.419cm" svg:height="1.275cm" svg:x="15.547cm" svg:y="0.824cm">
              <draw:text-box>
                <text:p text:style-name="P8">type</text:p>
              </draw:text-box>
            </draw:frame>
            <draw:frame draw:style-name="gr6" draw:text-style-name="P5" draw:layer="layout" svg:width="1.503cm" svg:height="2.855cm" svg:x="16.465cm" svg:y="0.49cm">
              <draw:text-box>
                <text:p text:style-name="P4">B</text:p>
              </draw:text-box>
            </draw:frame>
            <draw:frame draw:style-name="gr7" draw:text-style-name="P7" draw:layer="layout" svg:width="3.339cm" svg:height="0.668cm" svg:x="15.547cm" svg:y="2.827cm">
              <draw:text-box>
                <text:p text:style-name="P6">lemon &amp; raspberry</text:p>
              </draw:text-box>
            </draw:frame>
          </draw:g>
        </draw:g>
        <draw:g>
          <draw:g>
            <draw:frame draw:style-name="gr1" draw:text-style-name="P1" draw:layer="layout" svg:width="1.867cm" svg:height="1.395cm" svg:x="3.633cm" svg:y="7.10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0.8cm" svg:y="6.03cm">
              <draw:text-box>
                <text:p text:style-name="P2">type</text:p>
              </draw:text-box>
            </draw:frame>
            <draw:frame draw:style-name="gr9" draw:text-style-name="P5" draw:layer="layout" svg:width="1.487cm" svg:height="2.855cm" svg:x="1.709cm" svg:y="5.7cm">
              <draw:text-box>
                <text:p text:style-name="P4">C</text:p>
              </draw:text-box>
            </draw:frame>
            <draw:frame draw:style-name="gr10" draw:text-style-name="P7" draw:layer="layout" svg:width="3.305cm" svg:height="0.661cm" svg:x="0.8cm" svg:y="8.013cm">
              <draw:text-box>
                <text:p text:style-name="P6">coffee &amp; walnut</text:p>
              </draw:text-box>
            </draw:frame>
          </draw:g>
          <draw:g>
            <draw:frame draw:style-name="gr1" draw:text-style-name="P1" draw:layer="layout" svg:width="1.867cm" svg:height="1.395cm" svg:x="8.733cm" svg:y="7.10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5.9cm" svg:y="6.03cm">
              <draw:text-box>
                <text:p text:style-name="P2">type</text:p>
              </draw:text-box>
            </draw:frame>
            <draw:frame draw:style-name="gr9" draw:text-style-name="P5" draw:layer="layout" svg:width="1.487cm" svg:height="2.855cm" svg:x="6.809cm" svg:y="5.7cm">
              <draw:text-box>
                <text:p text:style-name="P4">C</text:p>
              </draw:text-box>
            </draw:frame>
            <draw:frame draw:style-name="gr10" draw:text-style-name="P7" draw:layer="layout" svg:width="3.305cm" svg:height="0.661cm" svg:x="5.9cm" svg:y="8.013cm">
              <draw:text-box>
                <text:p text:style-name="P6">coffee &amp; walnut</text:p>
              </draw:text-box>
            </draw:frame>
          </draw:g>
          <draw:g>
            <draw:frame draw:style-name="gr1" draw:text-style-name="P1" draw:layer="layout" svg:width="1.867cm" svg:height="1.395cm" svg:x="13.233cm" svg:y="7.1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0.4cm" svg:y="6.056cm">
              <draw:text-box>
                <text:p text:style-name="P2">type</text:p>
              </draw:text-box>
            </draw:frame>
            <draw:frame draw:style-name="gr9" draw:text-style-name="P5" draw:layer="layout" svg:width="1.487cm" svg:height="2.855cm" svg:x="11.309cm" svg:y="5.726cm">
              <draw:text-box>
                <text:p text:style-name="P4">C</text:p>
              </draw:text-box>
            </draw:frame>
            <draw:frame draw:style-name="gr10" draw:text-style-name="P7" draw:layer="layout" svg:width="3.305cm" svg:height="0.661cm" svg:x="10.4cm" svg:y="8.039cm">
              <draw:text-box>
                <text:p text:style-name="P6">coffee &amp; walnut</text:p>
              </draw:text-box>
            </draw:frame>
          </draw:g>
          <draw:g>
            <draw:frame draw:style-name="gr1" draw:text-style-name="P1" draw:layer="layout" svg:width="1.867cm" svg:height="1.395cm" svg:x="18.333cm" svg:y="7.1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5.5cm" svg:y="6.056cm">
              <draw:text-box>
                <text:p text:style-name="P2">type</text:p>
              </draw:text-box>
            </draw:frame>
            <draw:frame draw:style-name="gr9" draw:text-style-name="P5" draw:layer="layout" svg:width="1.487cm" svg:height="2.855cm" svg:x="16.409cm" svg:y="5.726cm">
              <draw:text-box>
                <text:p text:style-name="P4">C</text:p>
              </draw:text-box>
            </draw:frame>
            <draw:frame draw:style-name="gr10" draw:text-style-name="P7" draw:layer="layout" svg:width="3.305cm" svg:height="0.661cm" svg:x="15.5cm" svg:y="8.039cm">
              <draw:text-box>
                <text:p text:style-name="P6">coffee &amp; walnut</text:p>
              </draw:text-box>
            </draw:frame>
          </draw:g>
        </draw:g>
        <draw:g>
          <draw:g>
            <draw:g>
              <draw:frame draw:style-name="gr1" draw:text-style-name="P1" draw:layer="layout" svg:width="1.755cm" svg:height="1.582cm" svg:x="3.618cm" svg:y="12.219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92cm" svg:y="11.263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868cm" svg:y="10.944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873cm" svg:y="13.175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8.718cm" svg:y="12.151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5.992cm" svg:y="11.195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6.968cm" svg:y="10.876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5.973cm" svg:y="13.107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3.618cm" svg:y="12.219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92cm" svg:y="11.263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868cm" svg:y="10.944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873cm" svg:y="13.175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13.218cm" svg:y="12.151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10.492cm" svg:y="11.195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1.468cm" svg:y="10.876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10.473cm" svg:y="13.107cm">
              <draw:text-box>
                <text:p text:style-name="P6"><text:span text:style-name="T3">chocolate orange</text:span></text:p>
              </draw:text-box>
            </draw:frame>
          </draw:g>
          <draw:g>
            <draw:frame draw:style-name="gr1" draw:text-style-name="P1" draw:layer="layout" svg:width="1.755cm" svg:height="1.582cm" svg:x="18.318cm" svg:y="12.083cm">
              <draw:image xlink:href="Pictures/100000000000047000000400581D27419C5B0064.jpg" xlink:type="simple" xlink:show="embed" xlink:actuate="onLoad">
                <text:p/>
              </draw:image>
            </draw:frame>
            <draw:frame draw:style-name="gr2" draw:text-style-name="P3" draw:layer="layout" svg:width="1.681cm" svg:height="1.361cm" svg:x="15.592cm" svg:y="11.127cm">
              <draw:text-box>
                <text:p text:style-name="P2"><text:span text:style-name="T1">type</text:span></text:p>
              </draw:text-box>
            </draw:frame>
            <draw:frame draw:style-name="gr3" draw:text-style-name="P5" draw:layer="layout" svg:width="1.434cm" svg:height="2.855cm" svg:x="16.568cm" svg:y="10.808cm">
              <draw:text-box>
                <text:p text:style-name="P4"><text:span text:style-name="T2">A</text:span></text:p>
              </draw:text-box>
            </draw:frame>
          </draw:g>
          <draw:frame draw:style-name="gr4" draw:text-style-name="P7" draw:layer="layout" svg:width="3.186cm" svg:height="0.637cm" svg:x="15.573cm" svg:y="13.039cm">
            <draw:text-box>
              <text:p text:style-name="P6"><text:span text:style-name="T3">chocolate orange</text:span></text:p>
            </draw:text-box>
          </draw:frame>
        </draw:g>
        <draw:g>
          <draw:g>
            <draw:frame draw:style-name="gr1" draw:text-style-name="P1" draw:layer="layout" svg:width="1.792cm" svg:height="1.372cm" svg:x="3.581cm" svg:y="9.747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0.826cm" svg:y="8.578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.744cm" svg:y="8.244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0.826cm" svg:y="10.581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8.728cm" svg:y="9.742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5.973cm" svg:y="8.573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6.891cm" svg:y="8.239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5.973cm" svg:y="10.576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13.228cm" svg:y="9.742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10.473cm" svg:y="8.573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1.391cm" svg:y="8.239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10.473cm" svg:y="10.576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18.375cm" svg:y="9.737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15.62cm" svg:y="8.568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6.538cm" svg:y="8.234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15.62cm" svg:y="10.571cm">
              <draw:text-box>
                <text:p text:style-name="P6"><text:span text:style-name="T3">lemon &amp; raspberry</text:span></text:p>
              </draw:text-box>
            </draw:frame>
          </draw:g>
        </draw:g>
        <draw:g>
          <draw:g>
            <draw:frame draw:style-name="gr1" draw:text-style-name="P1" draw:layer="layout" svg:width="1.867cm" svg:height="1.395cm" svg:x="3.706cm" svg:y="14.848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0.873cm" svg:y="13.774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.782cm" svg:y="13.444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0.873cm" svg:y="15.757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8.806cm" svg:y="14.848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5.973cm" svg:y="13.774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6.882cm" svg:y="13.444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5.973cm" svg:y="15.757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3.306cm" svg:y="14.87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0.473cm" svg:y="13.8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1.382cm" svg:y="13.47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0.473cm" svg:y="15.783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8.406cm" svg:y="14.87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5.573cm" svg:y="13.8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6.482cm" svg:y="13.47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5.573cm" svg:y="15.783cm">
              <draw:text-box>
                <text:p text:style-name="P6"><text:span text:style-name="T3">coffee &amp; walnut</text:span></text:p>
              </draw:text-box>
            </draw:frame>
          </draw:g>
        </draw:g>
        <draw:g>
          <draw:g>
            <draw:g>
              <draw:frame draw:style-name="gr1" draw:text-style-name="P1" draw:layer="layout" svg:width="1.755cm" svg:height="1.582cm" svg:x="3.646cm" svg:y="19.994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92cm" svg:y="19.038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896cm" svg:y="18.719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901cm" svg:y="20.95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8.746cm" svg:y="19.926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6.02cm" svg:y="18.97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6.996cm" svg:y="18.651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6.001cm" svg:y="20.882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3.646cm" svg:y="19.994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92cm" svg:y="19.038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896cm" svg:y="18.719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901cm" svg:y="20.95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13.246cm" svg:y="19.926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10.52cm" svg:y="18.97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1.496cm" svg:y="18.651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10.501cm" svg:y="20.882cm">
              <draw:text-box>
                <text:p text:style-name="P6"><text:span text:style-name="T3">chocolate orange</text:span></text:p>
              </draw:text-box>
            </draw:frame>
          </draw:g>
          <draw:g>
            <draw:frame draw:style-name="gr1" draw:text-style-name="P1" draw:layer="layout" svg:width="1.755cm" svg:height="1.582cm" svg:x="18.346cm" svg:y="19.858cm">
              <draw:image xlink:href="Pictures/100000000000047000000400581D27419C5B0064.jpg" xlink:type="simple" xlink:show="embed" xlink:actuate="onLoad">
                <text:p/>
              </draw:image>
            </draw:frame>
            <draw:frame draw:style-name="gr2" draw:text-style-name="P3" draw:layer="layout" svg:width="1.681cm" svg:height="1.361cm" svg:x="15.62cm" svg:y="18.902cm">
              <draw:text-box>
                <text:p text:style-name="P2"><text:span text:style-name="T1">type</text:span></text:p>
              </draw:text-box>
            </draw:frame>
            <draw:frame draw:style-name="gr3" draw:text-style-name="P5" draw:layer="layout" svg:width="1.434cm" svg:height="2.855cm" svg:x="16.596cm" svg:y="18.583cm">
              <draw:text-box>
                <text:p text:style-name="P4"><text:span text:style-name="T2">A</text:span></text:p>
              </draw:text-box>
            </draw:frame>
          </draw:g>
          <draw:frame draw:style-name="gr4" draw:text-style-name="P7" draw:layer="layout" svg:width="3.186cm" svg:height="0.637cm" svg:x="15.601cm" svg:y="20.814cm">
            <draw:text-box>
              <text:p text:style-name="P6"><text:span text:style-name="T3">chocolate orange</text:span></text:p>
            </draw:text-box>
          </draw:frame>
        </draw:g>
        <draw:g>
          <draw:g>
            <draw:frame draw:style-name="gr1" draw:text-style-name="P1" draw:layer="layout" svg:width="1.792cm" svg:height="1.372cm" svg:x="3.609cm" svg:y="17.522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0.854cm" svg:y="16.353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.772cm" svg:y="16.019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0.854cm" svg:y="18.356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8.756cm" svg:y="17.517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6.001cm" svg:y="16.348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6.919cm" svg:y="16.014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6.001cm" svg:y="18.351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13.256cm" svg:y="17.517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10.501cm" svg:y="16.348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1.419cm" svg:y="16.014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10.501cm" svg:y="18.351cm">
              <draw:text-box>
                <text:p text:style-name="P6"><text:span text:style-name="T3">lemon &amp; raspberry</text:span></text:p>
              </draw:text-box>
            </draw:frame>
          </draw:g>
          <draw:g>
            <draw:frame draw:style-name="gr1" draw:text-style-name="P1" draw:layer="layout" svg:width="1.792cm" svg:height="1.372cm" svg:x="18.403cm" svg:y="17.512cm">
              <draw:image xlink:href="Pictures/100000000000035E0000029466D71C1DD0043000.jpg" xlink:type="simple" xlink:show="embed" xlink:actuate="onLoad">
                <text:p/>
              </draw:image>
            </draw:frame>
            <draw:frame draw:style-name="gr11" draw:text-style-name="P9" draw:layer="layout" svg:width="1.419cm" svg:height="0.835cm" svg:x="15.648cm" svg:y="16.343cm">
              <draw:text-box>
                <text:p text:style-name="P8"><text:span text:style-name="T4">type</text:span></text:p>
              </draw:text-box>
            </draw:frame>
            <draw:frame draw:style-name="gr6" draw:text-style-name="P5" draw:layer="layout" svg:width="1.503cm" svg:height="2.855cm" svg:x="16.566cm" svg:y="16.009cm">
              <draw:text-box>
                <text:p text:style-name="P4"><text:span text:style-name="T2">B</text:span></text:p>
              </draw:text-box>
            </draw:frame>
            <draw:frame draw:style-name="gr7" draw:text-style-name="P7" draw:layer="layout" svg:width="3.339cm" svg:height="0.668cm" svg:x="15.648cm" svg:y="18.346cm">
              <draw:text-box>
                <text:p text:style-name="P6"><text:span text:style-name="T3">lemon &amp; raspberry</text:span></text:p>
              </draw:text-box>
            </draw:frame>
          </draw:g>
        </draw:g>
        <draw:g>
          <draw:g>
            <draw:frame draw:style-name="gr1" draw:text-style-name="P1" draw:layer="layout" svg:width="1.867cm" svg:height="1.395cm" svg:x="3.734cm" svg:y="22.62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0.901cm" svg:y="21.549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.81cm" svg:y="21.219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0.901cm" svg:y="23.532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8.834cm" svg:y="22.62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6.001cm" svg:y="21.549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6.91cm" svg:y="21.219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6.001cm" svg:y="23.532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3.334cm" svg:y="22.649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0.501cm" svg:y="21.575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1.41cm" svg:y="21.245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0.501cm" svg:y="23.558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8.434cm" svg:y="22.649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5.601cm" svg:y="21.575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6.51cm" svg:y="21.245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5.601cm" svg:y="23.558cm">
              <draw:text-box>
                <text:p text:style-name="P6"><text:span text:style-name="T3">coffee &amp; walnut</text:span></text:p>
              </draw:text-box>
            </draw:frame>
          </draw:g>
        </draw:g>
        <draw:g>
          <draw:g>
            <draw:g>
              <draw:frame draw:style-name="gr1" draw:text-style-name="P1" draw:layer="layout" svg:width="1.755cm" svg:height="1.582cm" svg:x="3.545cm" svg:y="25.207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19cm" svg:y="24.251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795cm" svg:y="23.932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8cm" svg:y="26.163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8.645cm" svg:y="25.139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5.919cm" svg:y="24.183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6.895cm" svg:y="23.864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5.9cm" svg:y="26.095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3.545cm" svg:y="25.207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0.819cm" svg:y="24.251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.795cm" svg:y="23.932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0.8cm" svg:y="26.163cm">
              <draw:text-box>
                <text:p text:style-name="P6"><text:span text:style-name="T3">chocolate orange</text:span></text:p>
              </draw:text-box>
            </draw:frame>
          </draw:g>
          <draw:g>
            <draw:g>
              <draw:frame draw:style-name="gr1" draw:text-style-name="P1" draw:layer="layout" svg:width="1.755cm" svg:height="1.582cm" svg:x="13.145cm" svg:y="25.139cm">
                <draw:image xlink:href="Pictures/100000000000047000000400581D27419C5B0064.jpg" xlink:type="simple" xlink:show="embed" xlink:actuate="onLoad">
                  <text:p/>
                </draw:image>
              </draw:frame>
              <draw:frame draw:style-name="gr2" draw:text-style-name="P3" draw:layer="layout" svg:width="1.681cm" svg:height="1.361cm" svg:x="10.419cm" svg:y="24.183cm">
                <draw:text-box>
                  <text:p text:style-name="P2"><text:span text:style-name="T1">type</text:span></text:p>
                </draw:text-box>
              </draw:frame>
              <draw:frame draw:style-name="gr3" draw:text-style-name="P5" draw:layer="layout" svg:width="1.434cm" svg:height="2.855cm" svg:x="11.395cm" svg:y="23.864cm">
                <draw:text-box>
                  <text:p text:style-name="P4"><text:span text:style-name="T2">A</text:span></text:p>
                </draw:text-box>
              </draw:frame>
            </draw:g>
            <draw:frame draw:style-name="gr4" draw:text-style-name="P7" draw:layer="layout" svg:width="3.186cm" svg:height="0.637cm" svg:x="10.4cm" svg:y="26.095cm">
              <draw:text-box>
                <text:p text:style-name="P6"><text:span text:style-name="T3">chocolate orange</text:span></text:p>
              </draw:text-box>
            </draw:frame>
          </draw:g>
          <draw:g>
            <draw:frame draw:style-name="gr1" draw:text-style-name="P1" draw:layer="layout" svg:width="1.755cm" svg:height="1.582cm" svg:x="18.245cm" svg:y="25.071cm">
              <draw:image xlink:href="Pictures/100000000000047000000400581D27419C5B0064.jpg" xlink:type="simple" xlink:show="embed" xlink:actuate="onLoad">
                <text:p/>
              </draw:image>
            </draw:frame>
            <draw:frame draw:style-name="gr2" draw:text-style-name="P3" draw:layer="layout" svg:width="1.681cm" svg:height="1.361cm" svg:x="15.519cm" svg:y="24.115cm">
              <draw:text-box>
                <text:p text:style-name="P2"><text:span text:style-name="T1">type</text:span></text:p>
              </draw:text-box>
            </draw:frame>
            <draw:frame draw:style-name="gr3" draw:text-style-name="P5" draw:layer="layout" svg:width="1.434cm" svg:height="2.855cm" svg:x="16.495cm" svg:y="23.796cm">
              <draw:text-box>
                <text:p text:style-name="P4"><text:span text:style-name="T2">A</text:span></text:p>
              </draw:text-box>
            </draw:frame>
          </draw:g>
          <draw:frame draw:style-name="gr4" draw:text-style-name="P7" draw:layer="layout" svg:width="3.186cm" svg:height="0.637cm" svg:x="15.5cm" svg:y="26.027cm">
            <draw:text-box>
              <text:p text:style-name="P6"><text:span text:style-name="T3">chocolate orange</text:span></text:p>
            </draw:text-box>
          </draw:frame>
        </draw:g>
        <draw:g>
          <draw:g>
            <draw:frame draw:style-name="gr1" draw:text-style-name="P1" draw:layer="layout" svg:width="1.867cm" svg:height="1.395cm" svg:x="3.633cm" svg:y="27.80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0.8cm" svg:y="26.73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.709cm" svg:y="26.4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0.8cm" svg:y="28.713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8.733cm" svg:y="27.804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5.9cm" svg:y="26.73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6.809cm" svg:y="26.4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5.9cm" svg:y="28.713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3.233cm" svg:y="27.8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0.4cm" svg:y="26.756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1.309cm" svg:y="26.426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0.4cm" svg:y="28.739cm">
              <draw:text-box>
                <text:p text:style-name="P6"><text:span text:style-name="T3">coffee &amp; walnut</text:span></text:p>
              </draw:text-box>
            </draw:frame>
          </draw:g>
          <draw:g>
            <draw:frame draw:style-name="gr1" draw:text-style-name="P1" draw:layer="layout" svg:width="1.867cm" svg:height="1.395cm" svg:x="18.333cm" svg:y="27.83cm">
              <draw:image xlink:href="Pictures/10000000000004220000031693EE497BDCE06D2E.jpg" xlink:type="simple" xlink:show="embed" xlink:actuate="onLoad">
                <text:p/>
              </draw:image>
            </draw:frame>
            <draw:frame draw:style-name="gr8" draw:text-style-name="P3" draw:layer="layout" svg:width="1.7cm" svg:height="0.806cm" svg:x="15.5cm" svg:y="26.756cm">
              <draw:text-box>
                <text:p text:style-name="P2"><text:span text:style-name="T1">type</text:span></text:p>
              </draw:text-box>
            </draw:frame>
            <draw:frame draw:style-name="gr9" draw:text-style-name="P5" draw:layer="layout" svg:width="1.487cm" svg:height="2.855cm" svg:x="16.409cm" svg:y="26.426cm">
              <draw:text-box>
                <text:p text:style-name="P4"><text:span text:style-name="T2">C</text:span></text:p>
              </draw:text-box>
            </draw:frame>
            <draw:frame draw:style-name="gr10" draw:text-style-name="P7" draw:layer="layout" svg:width="3.305cm" svg:height="0.661cm" svg:x="15.5cm" svg:y="28.739cm">
              <draw:text-box>
                <text:p text:style-name="P6"><text:span text:style-name="T3">coffee &amp; walnu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0:02:46.294975234</meta:creation-date>
    <dc:date>2019-06-18T10:26:26.289988184</dc:date>
    <meta:editing-duration>PT2M54S</meta:editing-duration>
    <meta:editing-cycles>1</meta:editing-cycles>
    <meta:document-statistic meta:object-count="267"/>
    <meta:generator>LibreOffice/6.0.5.2$MacOSX_X86_64 LibreOffice_project/54c8cbb85f300ac59db32fe8a675ff7683cd5a16</meta:generator>
  </office:meta>
</office:document-meta>
</file>